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1" text:continue-numbering="true" text:continue-list="list_Switch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2" text:continue-numbering="true" text:continue-list="list_Switch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3" text:continue-numbering="true" text:continue-list="list_Switch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4" text:continue-numbering="true" text:continue-list="list_Switch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5" text:continue-numbering="true" text:continue-list="list_Switch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26" text:continue-numbering="true" text:continue-list="list_Switch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27" text:continue-numbering="true" text:continue-list="list_Switch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28" text:continue-numbering="true" text:continue-list="list_Switch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29" text:continue-numbering="true" text:continue-list="list_Switch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0" text:continue-numbering="true" text:continue-list="list_Switch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1" text:continue-numbering="true" text:continue-list="list_Switch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2" text:continue-numbering="true" text:continue-list="list_Switch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3" text:continue-numbering="true" text:continue-list="list_Switch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4" text:continue-numbering="true" text:continue-list="list_Switch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5" text:continue-numbering="true" text:continue-list="list_Switch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36" text:continue-numbering="true" text:continue-list="list_Switch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37" text:continue-numbering="true" text:continue-list="list_Switch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38" text:continue-numbering="true" text:continue-list="list_Switch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39" text:continue-numbering="true" text:continue-list="list_Switch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0" text:continue-numbering="true" text:continue-list="list_Switch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1" text:continue-numbering="true" text:continue-list="list_Switch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2" text:continue-numbering="true" text:continue-list="list_Switch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witch (LVGL)43" text:continue-numbering="true" text:continue-list="list_Switch (LVGL)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witch (LVGL)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witch (LVGL)45" text:continue-numbering="true" text:continue-list="list_Switch (LVGL)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witch (LVGL)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7" text:continue-numbering="true" text:continue-list="list_Switch (LVG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48" text:continue-numbering="true" text:continue-list="list_Switch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49" text:continue-numbering="true" text:continue-list="list_Switch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50" text:continue-numbering="true" text:continue-list="list_Switch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51" text:continue-numbering="true" text:continue-list="list_Switch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52" text:continue-numbering="true" text:continue-list="list_Switch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53" text:continue-numbering="true" text:continue-list="list_Switch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5" text:continue-numbering="true" text:continue-list="list_Switch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56" text:continue-numbering="true" text:continue-list="list_Switch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57" text:continue-numbering="true" text:continue-list="list_Switch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